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400002C3800001C8B5F80EE5A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>
            <draw:frame table:end-cell-address="Sheet1.F35" table:end-x="0.8898in" table:end-y="0.011in" draw:z-index="0" svg:width="4.4563in" svg:height="2.8764in" svg:x="0.878in" svg:y="0.1571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2"/>
          <table:table-cell>
            <draw:frame table:end-cell-address="Sheet1.N34" table:end-x="0.0118in" table:end-y="0.0319in" draw:z-index="1" draw:name="Graphics 1" draw:style-name="gr1" draw:text-style-name="P1" svg:width="4.4563in" svg:height="2.8764in" svg:x="0in" svg:y="0in">
              <draw:image xlink:href="Pictures/2000018400002C3800001C8B5F80EE5A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2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2:49:48</dc:date>
    <dc:language>en-US</dc:language>
    <meta:editing-cycles>5</meta:editing-cycles>
    <meta:editing-duration>PT13M8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6000003814697pt" style:font-family-asian="'Andale Sans UI'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graphic-properties draw:fill="none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4" style:family="chart">
      <style:chart-properties chart:japanese-candle-stick="false" chart:stock-with-volume="false" chart:three-dimensional="true" chart:deep="false" chart:lines="false" chart:percentage="tru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32cm" svg:height="7.307cm" chart:class="chart:bar" chart:style-name="ch1">
        <chart:title svg:x="4.232cm" svg:y="0.146cm" chart:style-name="ch2">
          <text:p>Bars_percent</text:p>
        </chart:title>
        <chart:legend chart:legend-position="end" svg:x="9.642cm" svg:y="2.963cm" chart:style-name="ch3"/>
        <chart:plot-area chart:style-name="ch4" table:cell-range-address="Sheet1.$B$4:.$F$16" chart:data-source-has-labels="both" chart:table-number-list="0" svg:x="0.226cm" svg:y="0.972cm" svg:width="8.965cm" svg:height="6.189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